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b68"/>
    </style:style>
    <style:style style:name="P2" style:family="paragraph" style:parent-style-name="Standard">
      <style:text-properties officeooo:paragraph-rsid="00201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div class="date date-6"&gt;сб, 5 окт&lt;/div&gt;</text:p>
      <text:p text:style-name="P2">&lt;div class="day"&gt;Завтра&lt;/div&gt;</text:p>
      <text:p text:style-name="P2">&lt;div class="tab-temp tab-charts"&gt;</text:p>
      <text:p text:style-name="P2"><text:tab/>&lt;div class="chart" style="height: 47px"&gt;</text:p>
      <text:p text:style-name="P2"><text:tab/><text:tab/>&lt;div class="values" style="height: 47px"&gt;</text:p>
      <text:p text:style-name="P2"><text:tab/><text:tab/><text:tab/>&lt;div class="value" style="top: 16px;width: 50%;"&gt;</text:p>
      <text:p text:style-name="P2">&lt;temperature-value value="6" from-unit="c" reactive&gt;&lt;/temperature-value&gt;</text:p>
      <text:p text:style-name="P2"><text:tab/><text:tab/><text:tab/>&lt;/div&gt;</text:p>
      <text:p text:style-name="P2"><text:tab/><text:tab/><text:tab/>&lt;div class="value" style="top: 0px;width: 50%;"&gt;</text:p>
      <text:p text:style-name="P2">&lt;temperature-value value="12" from-unit="c" reactive&gt;&lt;/temperature-value&gt;</text:p>
      <text:p text:style-name="P2"><text:tab/><text:tab/><text:tab/>&lt;/div&gt;</text:p>
      <text:p text:style-name="P2"><text:tab/><text:tab/>&lt;/div&gt;</text:p>
      <text:p text:style-name="P2"/>
      <text:p text:style-name="P2"/>
      <text:p text:style-name="P2">curl_easy_setopt(curl, CURLOPT_URL, "https://www.gismeteo.ru/weather-sankt-peterburg-4079/tomorrow/"); <text:s/>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09:39:01.131913007</meta:creation-date>
    <dc:date>2024-10-04T09:53:15.408385623</dc:date>
    <meta:editing-duration>PT3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43" meta:character-count="565" meta:non-whitespace-character-count="517"/>
  </office:meta>
</office:document-meta>
</file>